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 Light1" fo:font-size="14pt" fo:font-weight="bold" officeooo:rsid="001fce0a" officeooo:paragraph-rsid="001fce0a" fo:background-color="transparent" style:font-name-asian="Calibri" style:font-size-asian="14pt" style:font-weight-asian="bold" style:font-name-complex="Calibri" style:font-size-complex="14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 Light1" fo:font-size="12pt" fo:font-weight="bold" officeooo:rsid="001fce0a" officeooo:paragraph-rsid="001fce0a" fo:background-color="transparent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Text_20_body">
      <style:paragraph-properties fo:margin-top="0cm" fo:margin-bottom="0.353cm" style:contextual-spacing="false" fo:line-height="115%" fo:text-align="start" style:justify-single-word="false"/>
      <style:text-properties fo:font-variant="normal" fo:text-transform="none" style:use-window-font-color="true" loext:opacity="0%" style:font-name="Calibri Light1" fo:font-size="12pt" fo:letter-spacing="normal" fo:font-style="normal" fo:font-weight="bold" officeooo:rsid="001fce0a" officeooo:paragraph-rsid="001fce0a" fo:background-color="transparent" style:font-name-asian="Calibri" style:font-size-asian="12pt" style:font-weight-asian="bold" style:font-name-complex="Calibri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style:font-name="Calibri Light1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Calibri Light1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Calibri Light1" fo:font-size="14pt" fo:font-weight="bold" officeooo:paragraph-rsid="001fce0a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353cm" style:contextual-spacing="false" fo:line-height="115%" fo:text-align="start" style:justify-single-word="false"/>
      <style:text-properties fo:font-variant="normal" fo:text-transform="none" style:font-name="Calibri Light1" fo:font-size="14pt" fo:letter-spacing="normal" fo:font-style="normal" fo:font-weight="bold" officeooo:paragraph-rsid="0021b5af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font-name="Calibri Light1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letter-spacing="normal" fo:font-style="normal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ервый фрагмент кода предлагает пользователю ввести текст, а затем сохраняет его в файле с названием «user_input.txt». Он использует функцию input, чтобы получить текст от пользователя, и метод write объекта file для записи этого текста в файл.</text:p>
      <text:p text:style-name="P8"/>
      <text:p text:style-name="P8"/>
      <text:p text:style-name="P8">Второй фрагмент делает то же самое, но также обрабатывает возможные ошибки. Он пытается открыть файл «user_input.txt» для чтения, используя функцию try. Если файл успешно открыт, он записывает новый текст в этот файл и выводит сообщение об успешном сохранении текста. Если возникает ошибка (например, файл не найден), программа выводит соответствующее сообщение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2T22:42:54.944000000</dc:date>
    <meta:editing-duration>PT13M30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" meta:word-count="86" meta:character-count="606" meta:non-whitespace-character-count="522"/>
  </office:meta>
</office:document-meta>
</file>